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style:text-underline-style="solid" style:text-underline-width="auto" style:text-underline-color="font-color"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wing</text:span></text:p>
      <text:h text:style-name="Heading_20_1" text:outline-level="1"><text:span text:style-name="T1">Layout Managers </text:span></text:h>
      <text:p text:style-name="Standard"><text:span text:style-name="T2">(pag 14 Beginning java 8 APIs, Extensions and Libraries.pdf)</text:span></text:p>
      <text:p text:style-name="Standard"><text:span text:style-name="T1">A container uses a layout manager to compute the position and size of all its components. In other words, the job of a layout manager is to compute four properties (x, y, width, and height) of all components in a container. The x and y properties determine the position of a component within the container. The width and height properties determine the size of the component.</text:span></text:p>
      <text:p text:style-name="Standard"><text:span text:style-name="T1">Using a layout manager is optional. If you do not use a layout manager, you are responsible for computing and setting the position and size of all components in a container.</text:span></text:p>
      <text:p text:style-name="Standard"><text:span text:style-name="T1">There are many layout managers. Some layout managers are simple and easy to code by hand. Some are very complex to code by hand and they are meant to be used by GUI builder tools such as NetBeans. If none of the available layout managers meet your needs, you can create your own. Some useful layout managers are available for free on the Internet. Sometimes you need to nest them to get the desired effects.</text:span></text:p>
      <text:p text:style-name="P1"/>
      <text:h text:style-name="Heading_20_1" text:outline-level="1"><text:span text:style-name="T1">Threading Model in Swing</text:span></text:h>
      <text:p text:style-name="Standard"><text:span text:style-name="T2">(pag. 196 Beginning Java 8 APIs, Extensions and Libraries.pdf)</text:span></text:p>
      <text:p text:style-name="Standard"><text:span text:style-name="T1">Most classes in Swing are not thread safe. They were designed to work with only one thread. It does not mean that you cannot use multiple threads in a Swing application. All it means is that you must understand Swing’s thread model to write a thread-safe Swing application.</text:span></text:p>
      <text:p text:style-name="Standard"><text:span text:style-name="T1">Swing’s thread safety rule is very simple. It states that once a Swing component has been realized, you must modify or access that component’s state on the event dispatch thread. A component is considered to be realized if t has been painted or it is ready to be painted. A top-level container in Swing is realized when you call its pack(), setVisible(true), or show() method for the first time. When a top-level container is realized, all of its children are also reali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e</meta:initial-creator>
    <dc:creator>Denise</dc:creator>
    <meta:editing-cycles>1</meta:editing-cycles>
    <meta:creation-date>2014-10-30T22:51:00</meta:creation-date>
    <dc:date>2014-10-30T23:41:00</dc:date>
    <meta:editing-duration>PT50S</meta:editing-duration>
    <meta:generator>LibreOffice/4.2.6.3$Linux_x86 LibreOffice_project/420m0$Build-3</meta:generator>
    <meta:document-statistic meta:table-count="0" meta:image-count="0" meta:object-count="0" meta:page-count="1" meta:paragraph-count="10" meta:word-count="327" meta:character-count="1869" meta:non-whitespace-character-count="15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